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start="Estremità_20_linea_20_1" draw:marker-end="Estremità_20_linea_20_1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5cm"/>
    </style:style>
    <style:style style:name="gr3" style:family="graphic" style:parent-style-name="standard">
      <style:graphic-properties draw:stroke="none" svg:stroke-color="#000000" draw:fill="none" draw:fill-color="#ffffff" fo:min-height="0.733cm"/>
    </style:style>
    <style:style style:name="gr4" style:family="graphic" style:parent-style-name="objectwithoutfill">
      <style:graphic-properties draw:marker-start="Arrow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15cm"/>
    </style:style>
    <style:style style:name="gr6" style:family="graphic" style:parent-style-name="standard">
      <style:graphic-properties draw:stroke="none" svg:stroke-color="#000000" draw:fill="none" draw:fill-color="#ffffff" fo:min-height="0.557cm"/>
    </style:style>
    <style:style style:name="gr7" style:family="graphic" style:parent-style-name="standard">
      <style:graphic-properties draw:stroke="none" svg:stroke-color="#000000" draw:fill="none" draw:fill-color="#ffffff" fo:min-height="1.636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1.419cm" svg:y1="6.56cm" svg:x2="14.017cm" svg:y2="6.56cm">
          <text:p/>
        </draw:line>
        <draw:line draw:style-name="gr1" draw:text-style-name="P1" draw:layer="layout" svg:x1="1.419cm" svg:y1="6.617cm" svg:x2="11.856cm" svg:y2="1.736cm">
          <text:p/>
        </draw:line>
        <draw:frame draw:style-name="gr2" draw:text-style-name="P2" draw:layer="layout" svg:width="2cm" svg:height="1.75cm" svg:x="1.5cm" svg:y="10cm">
          <draw:text-box>
            <text:p>O</text:p>
          </draw:text-box>
        </draw:frame>
        <draw:frame draw:style-name="gr2" draw:text-style-name="P2" draw:layer="layout" svg:width="1.5cm" svg:height="1.75cm" svg:x="16.5cm" svg:y="10cm">
          <draw:text-box>
            <text:p>P</text:p>
          </draw:text-box>
        </draw:frame>
        <draw:frame draw:style-name="gr3" draw:text-style-name="P2" draw:layer="layout" svg:width="1.218cm" svg:height="0.983cm" svg:x="11.986cm" svg:y="1.5cm">
          <draw:text-box>
            <text:p>P'</text:p>
          </draw:text-box>
        </draw:frame>
        <draw:path draw:style-name="gr4" draw:text-style-name="P3" draw:layer="layout" svg:width="2.683cm" svg:height="0.576cm" draw:transform="skewX (0.355349035705978) rotate (-0.692372114267206) translate (6.06414682819821cm 4.48236210883005cm)" svg:viewBox="0 0 2684 577" svg:d="m0-742c1645-388 2684 477 2684 477">
          <text:p/>
        </draw:path>
        <draw:frame draw:style-name="gr5" draw:text-style-name="P2" draw:layer="layout" svg:width="2.439cm" svg:height="1.265cm" svg:x="6.297cm" svg:y="5.295cm">
          <draw:text-box>
            <text:p><text:span text:style-name="T1">θ</text:span></text:p>
          </draw:text-box>
        </draw:frame>
        <draw:frame draw:style-name="gr6" draw:text-style-name="P2" draw:layer="layout" svg:width="1.26cm" svg:height="0.962cm" svg:x="1cm" svg:y="6.615cm">
          <draw:text-box>
            <text:p>O</text:p>
          </draw:text-box>
        </draw:frame>
        <draw:frame draw:style-name="gr7" draw:text-style-name="P2" draw:layer="layout" svg:width="0.964cm" svg:height="1.886cm" svg:x="13.536cm" svg:y="6.614cm">
          <draw:text-box>
            <text:p>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Estremità_20_linea_20_1" draw:display-name="Estremità linea 1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shi </meta:initial-creator>
    <meta:creation-date>2010-10-11T16:48:33</meta:creation-date>
    <dc:date>2010-10-11T17:05:48</dc:date>
    <dc:creator>Toshi </dc:creator>
    <meta:editing-duration>PT00H15M48S</meta:editing-duration>
    <meta:editing-cycles>3</meta:editing-cycles>
    <meta:generator>OpenOffice.org/3.2$Linux OpenOffice.org_project/320m12$Build-9483</meta:generator>
    <meta:document-statistic meta:object-count="9"/>
  </office:meta>
</office:document-meta>
</file>